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3c04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1f9c68"/>
    </style:style>
    <style:style style:name="P15" style:family="paragraph" style:parent-style-name="Table_20_Contents">
      <style:paragraph-properties fo:text-align="start" style:justify-single-word="false" fo:widows="1"/>
      <style:text-properties style:font-name="Times New Roman" fo:font-size="12pt" officeooo:paragraph-rsid="001e349f" style:font-size-asian="12pt" style:font-size-complex="12pt"/>
    </style:style>
    <style:style style:name="P16" style:family="paragraph" style:parent-style-name="Table_20_Contents">
      <style:text-properties officeooo:paragraph-rsid="0021826e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Table_20_Contents" style:list-style-name="L2">
      <style:paragraph-properties fo:text-align="start" style:justify-single-word="false" fo:widows="1"/>
      <style:text-properties style:font-name="Times New Roman" fo:font-size="12pt" officeooo:paragraph-rsid="001e349f" style:font-size-asian="12pt" style:font-size-complex="12pt"/>
    </style:style>
    <style:style style:name="P19" style:family="paragraph" style:parent-style-name="Table_20_Contents" style:list-style-name="L2">
      <style:paragraph-properties fo:text-align="start" style:justify-single-word="false" fo:widows="1"/>
      <style:text-properties fo:font-variant="normal" fo:text-transform="none" fo:color="#000000" style:font-name="Times New Roman" fo:font-size="12pt" fo:letter-spacing="normal" fo:font-style="normal" fo:font-weight="bold" officeooo:paragraph-rsid="001e349f" style:font-size-asian="12pt" style:font-weight-asian="bold" style:font-size-complex="12pt" style:font-weight-complex="bold"/>
    </style:style>
    <style:style style:name="P20" style:family="paragraph">
      <style:paragraph-properties style:writing-mode="lr-tb"/>
    </style:style>
    <style:style style:name="P2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f9c68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f9c6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1bc8e5"/>
    </style:style>
    <style:style style:name="T19" style:family="text">
      <style:text-properties fo:font-variant="normal" fo:text-transform="none" fo:color="#000000" fo:letter-spacing="normal" fo:font-style="normal" fo:font-weight="normal"/>
    </style:style>
    <style:style style:name="T20" style:family="text">
      <style:text-properties fo:font-variant="normal" fo:text-transform="none" fo:color="#000000" fo:letter-spacing="normal" fo:font-style="normal" fo:font-weight="normal" officeooo:rsid="001f90df"/>
    </style:style>
    <style:style style:name="T21" style:family="text">
      <style:text-properties fo:font-variant="normal" fo:text-transform="none" fo:color="#000000" fo:letter-spacing="normal" fo:font-style="normal" fo:font-weight="normal" officeooo:rsid="001e349f"/>
    </style:style>
    <style:style style:name="T2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000000" fo:letter-spacing="normal" fo:font-style="normal" fo:font-weight="bold" officeooo:rsid="001e349f" style:font-weight-asian="bold" style:font-weight-complex="bold"/>
    </style:style>
    <style:style style:name="T24" style:family="text">
      <style:text-properties officeooo:rsid="0007d2f7"/>
    </style:style>
    <style:style style:name="T2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99965247728" text:id="ct14029996524772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99965248016" text:id="ct14029996524801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65248224" text:id="ct14029996524822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65248752" text:id="ct14029996524875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99965351328" text:id="ct14029996535132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299965247728"/><text:change-start text:change-id="ct140299965248016"/>Adopt<text:change-end text:change-id="ct140299965248016"/>ed<text:change-start text:change-id="ct140299965248224"/> as a <text:change-end text:change-id="ct140299965248224"/>NMRA <text:span text:style-name="T18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299965248752"/><text:change-start text:change-id="ct140299965351328"/>Version History<text:change-end text:change-id="ct14029996535132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6">Initial version <text:span text:style-name="T24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5"><text:span text:style-name="T19">Minor grammatical corrections and </text:span><text:span text:style-name="T20">readability</text:span><text:span text:style-name="T19"> improvements </text:span><text:span text:style-name="T20">as well as the following specific changes: </text:span><text:span text:style-name="T19"><text:s/></text:span></text:p>
            <text:list xml:id="list4640596421355565974" text:style-name="L2">
              <text:list-item>
                <text:p text:style-name="P18"><text:span text:style-name="T19">Added more </text:span><text:span text:style-name="T21">explanation</text:span><text:span text:style-name="T19"> to section </text:span><text:span text:style-name="T22">2.5.4 Manufacturer Specific</text:span><text:span text:style-name="T19"> </text:span></text:p>
              </text:list-item>
              <text:list-item>
                <text:p text:style-name="P19">Added URL to Unique ID Registry in section 2.5.7 Specifically Assigned by Request </text:p>
              </text:list-item>
              <text:list-item>
                <text:p text:style-name="P18"><text:span text:style-name="T19">Added more </text:span><text:span text:style-name="T21">explanation</text:span><text:span text:style-name="T19"> to section </text:span><text:span text:style-name="T22">2.5.10 Temporary Assigned by Software at Runtime</text:span><text:span text:style-name="T19"> </text:span></text:p>
              </text:list-item>
              <text:list-item>
                <text:p text:style-name="P18"><text:span text:style-name="T19">Added section </text:span><text:span text:style-name="T22">2.5.11 Long (16-bit) NMRA DCC Manufacture Specific</text:span></text:p>
              </text:list-item>
              <text:list-item>
                <text:p text:style-name="P18"><text:span text:style-name="T21">Changed Unique ID Registry URLs in section </text:span><text:span text:style-name="T23">3 </text:span><text:span text:style-name="T22">Implementation Information</text:span><text:span text:style-name="T19"> 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3c04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f9c6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04:25.424718707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811in" svg:y="0.3102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Unique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0.3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1</meta:editing-cycles>
    <meta:editing-duration>P1DT11H41M58S</meta:editing-duration>
    <meta:generator>LibreOffice/4.4.0.3$MacOSX_X86_64 LibreOffice_project/de093506bcdc5fafd9023ee680b8c60e3e0645d7</meta:generator>
    <dc:date>2016-02-08T16:04:25.226853000</dc:date>
    <meta:printed-by>Bob Jacobsen</meta:printed-by>
    <meta:print-date>2010-09-15T08:46:04</meta:print-date>
    <meta:document-statistic meta:table-count="2" meta:image-count="1" meta:object-count="0" meta:page-count="1" meta:paragraph-count="21" meta:word-count="154" meta:character-count="974" meta:non-whitespace-character-count="833"/>
  </office:meta>
</office:document-meta>
</file>